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6cm" table:align="margins"/>
    </style:style>
    <style:style style:name="Таблица2.A" style:family="table-column">
      <style:table-column-properties style:column-width="4.713cm" style:rel-column-width="19304*"/>
    </style:style>
    <style:style style:name="Таблица2.B" style:family="table-column">
      <style:table-column-properties style:column-width="11.287cm" style:rel-column-width="46231*"/>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text-position="0% 100%" style:font-name="DejaVu Sans"/>
    </style:style>
    <style:style style:name="P8" style:family="paragraph" style:parent-style-name="Text_20_body">
      <style:paragraph-properties fo:text-align="center" style:justify-single-word="false" fo:break-before="page"/>
      <style:text-properties style:font-name="DejaVu Sans"/>
    </style:style>
    <style:style style:name="P9" style:family="paragraph" style:parent-style-name="Table_20_Contents">
      <style:paragraph-properties fo:text-align="justify" style:justify-single-word="false"/>
      <style:text-properties style:font-name="DejaVu Sans"/>
    </style:style>
    <style:style style:name="P10" style:family="paragraph" style:parent-style-name="Table_20_Contents">
      <style:paragraph-properties fo:text-align="start" style:justify-single-word="false"/>
      <style:text-properties style:font-name="DejaVu Sans"/>
    </style:style>
    <style:style style:name="P11" style:family="paragraph" style:parent-style-name="Table_20_Heading">
      <style:text-properties style:font-name="DejaVu Sans"/>
    </style:style>
    <style:style style:name="P12" style:family="paragraph" style:parent-style-name="Table_20_Heading">
      <style:paragraph-properties fo:text-align="center" style:justify-single-word="false"/>
      <style:text-properties style:font-name="DejaVu Sans"/>
    </style:style>
    <style:style style:name="P13" style:family="paragraph" style:parent-style-name="Text_20_body" style:list-style-name="L1">
      <style:paragraph-properties fo:text-align="justify" style:justify-single-word="false"/>
      <style:text-properties style:font-name="DejaVu Sans"/>
    </style:style>
    <style:style style:name="P14" style:family="paragraph" style:parent-style-name="Text_20_body" style:list-style-name="L3">
      <style:paragraph-properties fo:text-align="justify" style:justify-single-word="false"/>
      <style:text-properties style:font-name="DejaVu Sans"/>
    </style:style>
    <style:style style:name="P15" style:family="paragraph" style:parent-style-name="Text_20_body" style:list-style-name="L4">
      <style:paragraph-properties fo:text-align="justify" style:justify-single-word="false"/>
      <style:text-properties style:font-name="DejaVu Sans"/>
    </style:style>
    <style:style style:name="P16" style:family="paragraph" style:parent-style-name="Text_20_body" style:list-style-name="L5">
      <style:paragraph-properties fo:text-align="justify" style:justify-single-word="false"/>
      <style:text-properties style:font-name="DejaVu Sans"/>
    </style:style>
    <style:style style:name="P17"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18"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19" style:family="paragraph" style:parent-style-name="Heading_20_1">
      <style:paragraph-properties fo:text-align="center" style:justify-single-word="false"/>
      <style:text-properties style:font-name="DejaVu Sans"/>
    </style:style>
    <style:style style:name="P20" style:family="paragraph" style:parent-style-name="Heading_20_1" style:master-page-name="First_20_Page">
      <style:paragraph-properties fo:text-align="center" style:justify-single-word="false" style:page-number="auto"/>
      <style:text-properties style:font-name="DejaVu Sans"/>
    </style:style>
    <style:style style:name="P21" style:family="paragraph" style:parent-style-name="Heading_20_3">
      <style:text-properties style:font-name="DejaVu Sans"/>
    </style:style>
    <style:style style:name="P22" style:family="paragraph" style:parent-style-name="Heading_20_2">
      <style:text-properties style:font-name="DejaVu Sans"/>
    </style:style>
    <style:style style:name="P23" style:family="paragraph" style:parent-style-name="Heading_20_2">
      <style:paragraph-properties fo:break-before="page"/>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p text:style-name="P4"/>
      <text:p text:style-name="P4"/>
      <text:p text:style-name="P4"/>
      <text:p text:style-name="P4"/>
      <text:p text:style-name="P4"/>
      <text:p text:style-name="P4"/>
      <text:p text:style-name="P4"/>
      <text:p text:style-name="P4"/>
      <text:p text:style-name="P4"/>
      <text:p text:style-name="P4">Артем Петров</text:p>
      <text:h text:style-name="P19" text:outline-level="1">r49-12.<text:span text:style-name="T8">11</text:span>. Быстрый старт</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p text:style-name="P8"/>
      <text:h text:style-name="P22"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19146784061" text:style-name="L1">
        <text:list-item>
          <text:p text:style-name="P13">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13">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335634243" text:style-name="L2">
        <text:list-item>
          <text:p text:style-name="P17">Каталог Documentation — файлы справки, руководства;</text:p>
        </text:list-item>
        <text:list-item>
          <text:p text:style-name="P17">Каталог 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17">Каталог TempSourceData — содержит файлы для хранения содержимого таблиц Qr49 между запусками;</text:p>
        </text:list-item>
        <text:list-item>
          <text:p text:style-name="P18"><text:span text:style-name="T8">Каталог imageformats — содержит необходимые для работы программы графические библиотеки;</text:span></text:p>
        </text:list-item>
        <text:list-item>
          <text:p text:style-name="P17">AUTHORS — файл, содержащий информацию об авторах r49;</text:p>
        </text:list-item>
        <text:list-item>
          <text:p text:style-name="P17">COPYING — файл, содержащий информацию о лицензии;</text:p>
        </text:list-item>
        <text:list-item>
          <text:p text:style-name="P17">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17"><text:soft-page-break/>Qr49.exe — исполняемый файл (GUI);</text:p>
        </text:list-item>
        <text:list-item>
          <text:p text:style-name="P17">cr49.exe — испольняемый файл (CLI);</text:p>
        </text:list-item>
        <text:list-item>
          <text:p text:style-name="P17">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17">toxicX.dll (X — номер версии) — библиотека основных классов и функций для выполнения всех расчетов, доступных в r49;</text:p>
        </text:list-item>
        <text:list-item>
          <text:p text:style-name="P17">QtCore4.dll, QtGui4.dll, QtNetwork4.dll, <text:span text:style-name="T8">QtSvg4.dll</text:span> — необходимые для работы r49 в среде M$ Windows компоненты библиотеки Qt4;</text:p>
        </text:list-item>
        <text:list-item>
          <text:p text:style-name="P18"><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17">ssleay32.dll, libeay32.dll — библиотеки, необходимые для установки защищенного соединения с сервером во время проверки обновлений;</text:p>
        </text:list-item>
        <text:list-item>
          <text:p text:style-name="P17">r49.conf — файл конфигурации r49.</text:p>
        </text:list-item>
      </text:list>
      <text:p text:style-name="P3"/>
      <text:h text:style-name="P23" text:outline-level="2">Расчет удельных выбросов вредных веществ (ВВ) с отработавшими газами (ОГ) по циклу</text:h>
      <text:p text:style-name="P3"/>
      <text:h text:style-name="P21"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1582136492" text:style-name="L3">
        <text:list-item>
          <text:p text:style-name="P14">Установить параметр «Задание на расчет» в значение «Точки цикла»;</text:p>
        </text:list-item>
        <text:list-item>
          <text:p text:style-name="P14">Выбрать необходимый стандарт и, если доступно, необходимость расчета дополнительных точек цикла;</text:p>
        </text:list-item>
        <text:list-item>
          <text:p text:style-name="P14">Занести исходные данные в таблицу;</text:p>
        </text:list-item>
        <text:list-item>
          <text:p text:style-name="P14">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21"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text:p>
      <text:p text:style-name="P5"/>
      <text:p text:style-name="P5">Таблица 1 — Описание исходных данных для расчета ВВ</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11">Параметр</text:p>
            </table:table-cell>
            <table:table-cell table:style-name="Таблица1.A1" office:value-type="string">
              <text:p text:style-name="P12">Описание</text:p>
            </table:table-cell>
            <table:table-cell table:style-name="Таблица1.C1" office:value-type="string">
              <text:p text:style-name="P12">Комментарий</text:p>
            </table:table-cell>
          </table:table-row>
        </table:table-header-rows>
        <table:table-row>
          <table:table-cell table:style-name="Таблица1.A2" office:value-type="string">
            <text:p text:style-name="P9">Point[-]</text:p>
          </table:table-cell>
          <table:table-cell table:style-name="Таблица1.A2" office:value-type="string">
            <text:p text:style-name="P10">Номер точки.</text:p>
          </table:table-cell>
          <table:table-cell table:style-name="Таблица1.C2" office:value-type="string">
            <text:p text:style-name="P10">Приводится для удобства работы без GUI. В расчете нигде не используется.</text:p>
          </table:table-cell>
        </table:table-row>
        <table:table-row>
          <table:table-cell table:style-name="Таблица1.A2" office:value-type="string">
            <text:p text:style-name="P9">n[мин-1]</text:p>
          </table:table-cell>
          <table:table-cell table:style-name="Таблица1.A2" office:value-type="string">
            <text:p text:style-name="P10">Частота вращения коленчатого вала двигателя.</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Me_b[Нм]</text:p>
          </table:table-cell>
          <table:table-cell table:style-name="Таблица1.A2" office:value-type="string">
            <text:p text:style-name="P10">Крутящий момент двигателя брутто.</text:p>
          </table:table-cell>
          <table:table-cell table:style-name="Таблица1.C2" table:number-rows-spanned="2" office:value-type="string">
            <text:p text:style-name="P10">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9">Ne_b[кВт]</text:p>
          </table:table-cell>
          <table:table-cell table:style-name="Таблица1.A2" office:value-type="string">
            <text:p text:style-name="P10">Эффективная мощность двигателя брутто.</text:p>
          </table:table-cell>
          <table:covered-table-cell/>
        </table:table-row>
        <table:table-row>
          <table:table-cell table:style-name="Таблица1.A2" office:value-type="string">
            <text:p text:style-name="P9">N_fan[кВт]</text:p>
          </table:table-cell>
          <table:table-cell table:style-name="Таблица1.A2" office:value-type="string">
            <text:p text:style-name="P10">Мощность, затрачиваемая двигателем на привод вентилятора.</text:p>
          </table:table-cell>
          <table:table-cell table:style-name="Таблица1.C2" office:value-type="string">
            <text:p text:style-name="P10">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9">w[-]</text:p>
          </table:table-cell>
          <table:table-cell table:style-name="Таблица1.A2" office:value-type="string">
            <text:p text:style-name="P10">Весовой коэффициент.</text:p>
          </table:table-cell>
          <table:table-cell table:style-name="Таблица1.C2" office:value-type="string">
            <text:p text:style-name="P10">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9">t0[oC]</text:p>
          </table:table-cell>
          <table:table-cell table:style-name="Таблица1.A2" office:value-type="string">
            <text:p text:style-name="P10">Температура во впускном трубопроводе после воздушного фильтра.</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B0[кПа]</text:p>
          </table:table-cell>
          <table:table-cell table:style-name="Таблица1.A2" office:value-type="string">
            <text:p text:style-name="P10">Барометрическое давление.</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Ra[%]</text:p>
          </table:table-cell>
          <table:table-cell table:style-name="Таблица1.A2" office:value-type="string">
            <text:p text:style-name="P10">Относительная влажность воздуха <text:s/>во впускном трубопроводе после воздушного фильтра.</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dPn[ммH2O]</text:p>
          </table:table-cell>
          <table:table-cell table:style-name="Таблица1.A2" office:value-type="string">
            <text:p text:style-name="P10">Разрежение на измерительном сопле.</text:p>
          </table:table-cell>
          <table:table-cell table:style-name="Таблица1.C2" table:number-rows-spanned="2" office:value-type="string">
            <text:p text:style-name="P10">Необходимо указать либо разряжение на измерительном сопле, либо расход воздуха двигателем. В случае, если программа <text:soft-page-break/>обнаружит значения, отличные от нуля в обоих 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9">Gair[кг/ч]</text:p>
          </table:table-cell>
          <table:table-cell table:style-name="Таблица1.A2" office:value-type="string">
            <text:p text:style-name="P10">Расход воздуха двигателем.</text:p>
          </table:table-cell>
          <table:covered-table-cell/>
        </table:table-row>
        <table:table-row>
          <table:table-cell table:style-name="Таблица1.A2" office:value-type="string">
            <text:p text:style-name="P9">Gfuel[кг/ч]</text:p>
          </table:table-cell>
          <table:table-cell table:style-name="Таблица1.A2" office:value-type="string">
            <text:p text:style-name="P10">Расход топлива двигателем.</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C_NOx[ppm]</text:p>
          </table:table-cell>
          <table:table-cell table:style-name="Таблица1.A2" office:value-type="string">
            <text:p text:style-name="P10">Концентрации оксидов азота в приведении к NO2 в ОГ.</text:p>
          </table:table-cell>
          <table:table-cell table:style-name="Таблица1.C2" table:number-rows-spanned="2" office:value-type="string">
            <text:p text:style-name="P10">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читаны удельные выбросы).</text:p>
          </table:table-cell>
        </table:table-row>
        <table:table-row>
          <table:table-cell table:style-name="Таблица1.A2" office:value-type="string">
            <text:p text:style-name="P9">gNOx[г/кВтч]</text:p>
          </table:table-cell>
          <table:table-cell table:style-name="Таблица1.A2" office:value-type="string">
            <text:p text:style-name="P10">Удельный выброс оксидов азота.</text:p>
          </table:table-cell>
          <table:covered-table-cell/>
        </table:table-row>
        <table:table-row>
          <table:table-cell table:style-name="Таблица1.A2" office:value-type="string">
            <text:p text:style-name="P9">C_CO[ppm]</text:p>
          </table:table-cell>
          <table:table-cell table:style-name="Таблица1.A2" office:value-type="string">
            <text:p text:style-name="P10">Концентрации монооксида углерода в ОГ.</text:p>
          </table:table-cell>
          <table:table-cell table:style-name="Таблица1.C2" office:value-type="string">
            <text:p text:style-name="P10">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9">C_CH[ppm]</text:p>
          </table:table-cell>
          <table:table-cell table:style-name="Таблица1.A2" office:value-type="string">
            <text:p text:style-name="P10">Концентрации углеводородов в приведении к CH_1.85.</text:p>
          </table:table-cell>
          <table:table-cell table:style-name="Таблица1.C2" office:value-type="string">
            <text:p text:style-name="P10">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9">C_CO2in[%]</text:p>
          </table:table-cell>
          <table:table-cell table:style-name="Таблица1.A2" office:value-type="string">
            <text:p text:style-name="P10">Концентрации диоксида углерода на входе в двигатель (впускной коллектор).</text:p>
          </table:table-cell>
          <table:table-cell table:style-name="Таблица1.C2" table:number-rows-spanned="2" office:value-type="string">
            <text:p text:style-name="P10">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9">C_CO2out[%]</text:p>
          </table:table-cell>
          <table:table-cell table:style-name="Таблица1.A2" office:value-type="string">
            <text:p text:style-name="P10">Концентрации диоксида углерода в ОГ.</text:p>
          </table:table-cell>
          <table:covered-table-cell/>
        </table:table-row>
        <table:table-row>
          <table:table-cell table:style-name="Таблица1.A2" office:value-type="string">
            <text:p text:style-name="P9">C_O2[%]</text:p>
          </table:table-cell>
          <table:table-cell table:style-name="Таблица1.A2" office:value-type="string">
            <text:p text:style-name="P10">Концентрации кислорода в ОГ.</text:p>
          </table:table-cell>
          <table:table-cell table:style-name="Таблица1.C2" office:value-type="string">
            <text:p text:style-name="P10">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9">Ka[м-1]</text:p>
          </table:table-cell>
          <table:table-cell table:style-name="Таблица1.A2" office:value-type="string">
            <text:p text:style-name="P10">Значения дымности ОГ.</text:p>
          </table:table-cell>
          <table:table-cell table:style-name="Таблица1.C2" table:number-rows-spanned="3" office:value-type="string">
            <text:p text:style-name="P10">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9">Ka[%]</text:p>
          </table:table-cell>
          <table:table-cell table:style-name="Таблица1.A2" office:value-type="string">
            <text:p text:style-name="P10">Значения дымности ОГ.</text:p>
          </table:table-cell>
          <table:covered-table-cell/>
        </table:table-row>
        <table:table-row>
          <table:table-cell table:style-name="Таблица1.A2" office:value-type="string">
            <text:p text:style-name="P9">FSN[-]</text:p>
          </table:table-cell>
          <table:table-cell table:style-name="Таблица1.A2" office:value-type="string">
            <text:p text:style-name="P10">Значения дымности ОГ.</text:p>
          </table:table-cell>
          <table:covered-table-cell/>
        </table:table-row>
        <table:table-row>
          <table:table-cell table:style-name="Таблица1.A2" office:value-type="string">
            <text:p text:style-name="P9">Pr[кПа]</text:p>
          </table:table-cell>
          <table:table-cell table:style-name="Таблица1.A2" office:value-type="string">
            <text:p text:style-name="P10">Противодавление на выхлопе (после турбины для наддувных двигателей).</text:p>
          </table:table-cell>
          <table:table-cell table:style-name="Таблица1.C2" table:number-rows-spanned="2" office:value-type="string">
            <text:p text:style-name="P10">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9">ts[oC]</text:p>
          </table:table-cell>
          <table:table-cell table:style-name="Таблица1.A2" office:value-type="string">
            <text:p text:style-name="P10">Температура пробы.</text:p>
          </table:table-cell>
          <table:covered-table-cell/>
        </table:table-row>
        <table:table-row>
          <table:table-cell table:style-name="Таблица1.A2" office:value-type="string">
            <text:p text:style-name="P9">tauf[с]</text:p>
          </table:table-cell>
          <table:table-cell table:style-name="Таблица1.A2" office:value-type="string">
            <text:p text:style-name="P10">Время открытия фильтра.</text:p>
          </table:table-cell>
          <table:table-cell table:style-name="Таблица1.C2" table:number-rows-spanned="4" office:value-type="string">
            <text:p text:style-name="P10">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9">qmdw[г/с]</text:p>
          </table:table-cell>
          <table:table-cell table:style-name="Таблица1.A2" office:value-type="string">
            <text:p text:style-name="P10">Расход «влажного» разбавляющего воздуха.</text:p>
          </table:table-cell>
          <table:covered-table-cell/>
        </table:table-row>
        <table:table-row>
          <table:table-cell table:style-name="Таблица1.A2" office:value-type="string">
            <text:p text:style-name="P9">qmdew[г/с]</text:p>
          </table:table-cell>
          <table:table-cell table:style-name="Таблица1.A2" office:value-type="string">
            <text:p text:style-name="P10">Расход «влажных» разбавленных ОГ.</text:p>
          </table:table-cell>
          <table:covered-table-cell/>
        </table:table-row>
        <table:table-row>
          <table:table-cell table:style-name="Таблица1.A2" office:value-type="string">
            <text:p text:style-name="P9">rd[-]</text:p>
          </table:table-cell>
          <table:table-cell table:style-name="Таблица1.A2" office:value-type="string">
            <text:p text:style-name="P10">Коэффициент разбавления.</text:p>
          </table:table-cell>
          <table:covered-table-cell/>
        </table:table-row>
      </table:table>
      <text:p text:style-name="P5"/>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23"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23" text:outline-level="2">Дополнительные возможности Qr49</text:h>
      <text:p text:style-name="P3"/>
      <text:h text:style-name="P21"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21"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Сохранение производится с помощью кнопки с символом «С».</text:span></text:p>
      <text:p text:style-name="P5"/>
      <text:h text:style-name="P21"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21"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21"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1324492515" text:style-name="L4">
        <text:list-item>
          <text:p text:style-name="P15">загрузить исходные данные, с которыми был сделан расчет ранее (меню «Файл» — «Загрузить исходные данные»);</text:p>
        </text:list-item>
        <text:list-item>
          <text:p text:style-name="P15">загрузить настройки расчета, с которыми был сделан расчет ранее (меню «Файл» — «Загрузить настройки расчета»);</text:p>
        </text:list-item>
        <text:list-item>
          <text:p text:style-name="P15">внести необходимые коррективы в исходные данные и параметры расчета;</text:p>
        </text:list-item>
        <text:list-item>
          <text:p text:style-name="P15">произвести расчет.</text:p>
        </text:list-item>
      </text:list>
      <text:p text:style-name="P5"/>
      <text:h text:style-name="P21" text:outline-level="3">Расчет приведенной мощности</text:h>
      <text:list xml:id="list729346589" text:continue-numbering="true" text:style-name="L4">
        <text:list-header>
          <text:p text:style-name="P15"/>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text:p>
      <text:p text:style-name="P5"/>
      <text:p text:style-name="P5">Таблица 2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1">Параметр</text:p>
            </table:table-cell>
            <table:table-cell table:style-name="Таблица2.B1" office:value-type="string">
              <text:p text:style-name="P11">Описание</text:p>
            </table:table-cell>
          </table:table-row>
        </table:table-header-rows>
        <table:table-row>
          <table:table-cell table:style-name="Таблица2.A2" office:value-type="string">
            <text:p text:style-name="P9">Point[-]</text:p>
          </table:table-cell>
          <table:table-cell table:style-name="Таблица2.B2" office:value-type="string">
            <text:p text:style-name="P10">Номер точки.</text:p>
          </table:table-cell>
        </table:table-row>
        <table:table-row>
          <table:table-cell table:style-name="Таблица2.A2" office:value-type="string">
            <text:p text:style-name="P9">n[мин-1]</text:p>
          </table:table-cell>
          <table:table-cell table:style-name="Таблица2.B2" office:value-type="string">
            <text:p text:style-name="P10">Частота вращения коленчатого вала двигателя.</text:p>
          </table:table-cell>
        </table:table-row>
        <table:table-row>
          <table:table-cell table:style-name="Таблица2.A2" office:value-type="string">
            <text:p text:style-name="P9">Me_b[Нм]</text:p>
          </table:table-cell>
          <table:table-cell table:style-name="Таблица2.B2" office:value-type="string">
            <text:p text:style-name="P10">Крутящий момент двигателя брутто.</text:p>
          </table:table-cell>
        </table:table-row>
        <table:table-row>
          <table:table-cell table:style-name="Таблица2.A2" office:value-type="string">
            <text:p text:style-name="P9">t0[oC]</text:p>
          </table:table-cell>
          <table:table-cell table:style-name="Таблица2.B2" office:value-type="string">
            <text:p text:style-name="P10">Температура во впускном трубопроводе после воздушного фильтра.</text:p>
          </table:table-cell>
        </table:table-row>
        <table:table-row>
          <table:table-cell table:style-name="Таблица2.A2" office:value-type="string">
            <text:p text:style-name="P9">B0[кПа]</text:p>
          </table:table-cell>
          <table:table-cell table:style-name="Таблица2.B2" office:value-type="string">
            <text:p text:style-name="P10">Барометрическое давление.</text:p>
          </table:table-cell>
        </table:table-row>
        <table:table-row>
          <table:table-cell table:style-name="Таблица2.A2" office:value-type="string">
            <text:p text:style-name="P9">Ra[%]</text:p>
          </table:table-cell>
          <table:table-cell table:style-name="Таблица2.B2" office:value-type="string">
            <text:p text:style-name="P10">Относительная влажность воздуха <text:s/>во впускном трубопроводе после воздушного фильтра.</text:p>
          </table:table-cell>
        </table:table-row>
        <table:table-row>
          <table:table-cell table:style-name="Таблица2.A2" office:value-type="string">
            <text:p text:style-name="P9">S[кПа]</text:p>
          </table:table-cell>
          <table:table-cell table:style-name="Таблица2.B2" office:value-type="string">
            <text:p text:style-name="P9">Разрежение во впускном трубопроводе после воздушного фильтра.</text:p>
          </table:table-cell>
        </table:table-row>
        <table:table-row>
          <table:table-cell table:style-name="Таблица2.A2" office:value-type="string">
            <text:p text:style-name="P9">pk[кПа]</text:p>
          </table:table-cell>
          <table:table-cell table:style-name="Таблица2.B2" office:value-type="string">
            <text:p text:style-name="P9">Давление наддувочного воздуха.</text:p>
          </table:table-cell>
        </table:table-row>
        <table:table-row>
          <table:table-cell table:style-name="Таблица2.A2" office:value-type="string">
            <text:p text:style-name="P9">Gfuel[кг/ч]</text:p>
          </table:table-cell>
          <table:table-cell table:style-name="Таблица2.B2" office:value-type="string">
            <text:p text:style-name="P10">Расход топлива двигателем.</text:p>
          </table:table-cell>
        </table:table-row>
        <table:table-row>
          <table:table-cell table:style-name="Таблица2.A2" office:value-type="string">
            <text:p text:style-name="P9">N_k[кВт]</text:p>
          </table:table-cell>
          <table:table-cell table:style-name="Таблица2.B2" office:value-type="string">
            <text:p text:style-name="P9">Мощность, затрачиваемая на привод установленного вспомогательного оборудования.</text:p>
          </table:table-cell>
        </table:table-row>
        <table:table-row>
          <table:table-cell table:style-name="Таблица2.A2" office:value-type="string">
            <text:p text:style-name="P9">N_fan[кВт]</text:p>
          </table:table-cell>
          <table:table-cell table:style-name="Таблица2.B2" office:value-type="string">
            <text:p text:style-name="P10">Мощность, затрачиваемая двигателем на привод вентилятора.</text:p>
          </table:table-cell>
        </table:table-row>
      </table:table>
      <text:p text:style-name="P5"/>
      <text:h text:style-name="P21" text:outline-level="3">Дополнительные расчеты</text:h>
      <text:p text:style-name="P3"/>
      <text:p text:style-name="P5"><text:tab/>В Qr49 существует возможность провести некоторые дополнительные расчеты:</text:p>
      <text:list xml:id="list1580744325" text:style-name="L5">
        <text:list-item>
          <text:p text:style-name="P16">обороты A, B, C;</text:p>
        </text:list-item>
        <text:list-item>
          <text:p text:style-name="P16">массовый расход воздуха через значение разряжения на измерительном сопле;</text:p>
        </text:list-item>
        <text:list-item>
          <text:p text:style-name="P16">мощность, затрачиваемая двигателем на привод вентилятора;</text:p>
        </text:list-item>
        <text:list-item>
          <text:p text:style-name="P16">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7"/>
      <text:h text:style-name="P23"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09T00:01:19</dc:date>
    <meta:editing-duration>PT14H44M25S</meta:editing-duration>
    <meta:editing-cycles>133</meta:editing-cycles>
    <meta:generator>LibreOffice/3.6$Linux_X86_64 LibreOffice_project/360m1$Build-3</meta:generator>
    <meta:document-statistic meta:table-count="2" meta:image-count="0" meta:object-count="0" meta:page-count="13" meta:paragraph-count="177" meta:word-count="2163" meta:character-count="16331" meta:non-whitespace-character-count="14359"/>
  </office:meta>
</office:document-meta>
</file>